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Liberation Serif" fo:font-size="12pt" officeooo:rsid="0013c64b" officeooo:paragraph-rsid="0013c64b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officeooo:rsid="000abeea" officeooo:paragraph-rsid="000abee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rsid="000bac7a" officeooo:paragraph-rsid="000aaede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0bac7a" officeooo:paragraph-rsid="000bac7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rsid="0013c64b" officeooo:paragraph-rsid="0013c64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153980" officeooo:paragraph-rsid="00153980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179eec" officeooo:paragraph-rsid="00179ee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rsid="0016ba1e" officeooo:paragraph-rsid="0016ba1e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rsid="000e3a02" officeooo:paragraph-rsid="000e3a0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0aec03" officeooo:paragraph-rsid="000aec03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0e3a02" officeooo:paragraph-rsid="000e3a02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paragraph-rsid="000aaede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officeooo:rsid="000aaede" officeooo:paragraph-rsid="000aaede"/>
    </style:style>
    <style:style style:name="P14" style:family="paragraph" style:parent-style-name="Subtitle">
      <style:paragraph-properties fo:text-align="center" style:justify-single-word="false"/>
      <style:text-properties fo:color="#669966" style:font-name="Liberation Serif" officeooo:rsid="000aaede" officeooo:paragraph-rsid="000aaede"/>
    </style:style>
    <style:style style:name="P15" style:family="paragraph" style:parent-style-name="Subtitle">
      <style:paragraph-properties fo:text-align="center" style:justify-single-word="false"/>
      <style:text-properties fo:color="#669966" style:font-name="Liberation Serif" officeooo:rsid="000aec03" officeooo:paragraph-rsid="000aec03"/>
    </style:style>
    <style:style style:name="P16" style:family="paragraph" style:parent-style-name="Title">
      <style:paragraph-properties fo:text-align="center" style:justify-single-word="false" fo:padding-left="0cm" fo:padding-right="0cm" fo:padding-top="0cm" fo:padding-bottom="0.141cm" fo:border-left="none" fo:border-right="none" fo:border-top="none" fo:border-bottom="0.99pt solid #006600" style:shadow="none"/>
      <style:text-properties fo:color="#006600" style:font-name="Liberation Serif" officeooo:rsid="000aaede" officeooo:paragraph-rsid="000aaede" fo:background-color="transparent"/>
    </style:style>
    <style:style style:name="P17" style:family="paragraph" style:parent-style-name="Title" style:master-page-name="Standard">
      <style:paragraph-properties fo:text-align="center" style:justify-single-word="false" style:page-number="auto" fo:padding="0cm" fo:border="none" style:shadow="none"/>
      <style:text-properties fo:color="#006600" style:font-name="Liberation Serif" officeooo:rsid="000aaede" officeooo:paragraph-rsid="000aaede" fo:background-color="transparent"/>
    </style:style>
    <style:style style:name="P18" style:family="paragraph" style:parent-style-name="Heading_20_1" style:list-style-name="WWNum1">
      <style:paragraph-properties fo:margin-left="0.501cm" fo:margin-right="0cm" fo:text-align="justify" style:justify-single-word="false" fo:text-indent="-0.635cm" style:auto-text-indent="false"/>
      <style:text-properties fo:color="#006600" style:font-name="Liberation Serif" officeooo:paragraph-rsid="000aaede"/>
    </style:style>
    <style:style style:name="P19" style:family="paragraph" style:parent-style-name="Heading_20_2">
      <style:paragraph-properties fo:text-align="justify" style:justify-single-word="false"/>
      <style:text-properties fo:color="#669966" style:font-name="Liberation Serif" officeooo:rsid="000aaede" officeooo:paragraph-rsid="000aaede"/>
    </style:style>
    <style:style style:name="P20" style:family="paragraph" style:parent-style-name="Heading_20_2">
      <style:paragraph-properties fo:text-align="justify" style:justify-single-word="false"/>
      <style:text-properties fo:color="#669966" style:font-name="Liberation Serif" officeooo:rsid="000abeea" officeooo:paragraph-rsid="000abeea"/>
    </style:style>
    <style:style style:name="P21" style:family="paragraph" style:parent-style-name="Heading_20_2">
      <style:paragraph-properties fo:text-align="justify" style:justify-single-word="false"/>
      <style:text-properties fo:color="#669966" style:font-name="Liberation Serif" officeooo:rsid="000e246b" officeooo:paragraph-rsid="000e246b"/>
    </style:style>
    <style:style style:name="P22" style:family="paragraph" style:parent-style-name="Heading_20_2">
      <style:paragraph-properties fo:text-align="justify" style:justify-single-word="false"/>
      <style:text-properties fo:color="#669966" style:font-name="Liberation Serif" officeooo:rsid="000cc1c8" officeooo:paragraph-rsid="000cc1c8"/>
    </style:style>
    <style:style style:name="P23" style:family="paragraph" style:parent-style-name="Heading_20_2">
      <style:paragraph-properties fo:text-align="justify" style:justify-single-word="false"/>
      <style:text-properties fo:color="#669966" style:font-name="Liberation Serif" officeooo:rsid="000bac7a" officeooo:paragraph-rsid="000bac7a"/>
    </style:style>
    <style:style style:name="P24" style:family="paragraph" style:parent-style-name="Heading_20_2">
      <style:paragraph-properties fo:text-align="justify" style:justify-single-word="false"/>
      <style:text-properties fo:color="#669966" style:font-name="Liberation Serif" officeooo:rsid="0013c64b" officeooo:paragraph-rsid="0013c64b"/>
    </style:style>
    <style:style style:name="P25" style:family="paragraph" style:parent-style-name="Heading_20_2">
      <style:paragraph-properties fo:text-align="justify" style:justify-single-word="false"/>
      <style:text-properties fo:color="#669966" style:font-name="Liberation Serif" officeooo:rsid="0016ba1e" officeooo:paragraph-rsid="0016ba1e"/>
    </style:style>
    <style:style style:name="P26" style:family="paragraph" style:parent-style-name="Heading_20_2">
      <style:paragraph-properties fo:text-align="justify" style:justify-single-word="false"/>
      <style:text-properties fo:color="#669966" style:font-name="Liberation Serif" fo:language="en" fo:country="GB" officeooo:rsid="000e3a02" officeooo:paragraph-rsid="000e3a02"/>
    </style:style>
    <style:style style:name="P27" style:family="paragraph" style:parent-style-name="Heading_20_2">
      <style:paragraph-properties fo:text-align="justify" style:justify-single-word="false"/>
      <style:text-properties fo:color="#669966" style:font-name="Liberation Serif" officeooo:paragraph-rsid="000aaede"/>
    </style:style>
    <style:style style:name="P28" style:family="paragraph" style:parent-style-name="Heading_20_2">
      <style:paragraph-properties fo:text-align="justify" style:justify-single-word="false"/>
      <style:text-properties style:font-name="Liberation Serif" fo:font-size="13pt" officeooo:rsid="000abeea" officeooo:paragraph-rsid="000abeea" style:font-size-asian="13pt" style:font-size-complex="13pt"/>
    </style:style>
    <style:style style:name="T1" style:family="text">
      <style:text-properties officeooo:rsid="000aaede"/>
    </style:style>
    <style:style style:name="T2" style:family="text">
      <style:text-properties style:font-name="Cambria"/>
    </style:style>
    <style:style style:name="T3" style:family="text">
      <style:text-properties style:font-name="Cambria" fo:font-size="12pt" style:font-size-asian="12pt" style:font-size-complex="12pt"/>
    </style:style>
    <style:style style:name="T4" style:family="text">
      <style:text-properties style:font-name="Cambria" fo:font-size="12pt" officeooo:rsid="000aaede" style:font-size-asian="12pt" style:font-size-complex="12pt"/>
    </style:style>
    <style:style style:name="T5" style:family="text">
      <style:text-properties style:font-name="Cambria" fo:font-size="12pt" officeooo:rsid="000ba698" style:font-size-asian="12pt" style:font-size-complex="12pt"/>
    </style:style>
    <style:style style:name="T6" style:family="text">
      <style:text-properties fo:color="#000000" style:font-name="Cambria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language="en" fo:country="GB"/>
    </style:style>
    <style:style style:name="T9" style:family="text">
      <style:text-properties fo:language="en" fo:country="GB" officeooo:rsid="000e3a02"/>
    </style:style>
    <style:style style:name="T10" style:family="text">
      <style:text-properties fo:color="#669966"/>
    </style:style>
    <style:style style:name="T11" style:family="text">
      <style:text-properties fo:color="#669966" style:font-name="Cambria"/>
    </style:style>
    <style:style style:name="T12" style:family="text">
      <style:text-properties fo:color="#669966" style:font-name="Cambria" officeooo:rsid="000aaede"/>
    </style:style>
    <style:style style:name="T13" style:family="text">
      <style:text-properties fo:color="#669966" officeooo:rsid="000aaede"/>
    </style:style>
    <style:style style:name="T14" style:family="text">
      <style:text-properties fo:color="#669999"/>
    </style:style>
    <style:style style:name="T15" style:family="text">
      <style:text-properties fo:color="#669999" officeooo:rsid="00179fcb"/>
    </style:style>
    <style:style style:name="T16" style:family="text">
      <style:text-properties officeooo:rsid="0012236d"/>
    </style:style>
    <style:style style:name="T17" style:family="text">
      <style:text-properties fo:color="#007826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0aaede" style:font-size-asian="12pt" style:font-size-complex="12pt"/>
    </style:style>
    <style:style style:name="T20" style:family="text">
      <style:text-properties fo:font-size="12pt" officeooo:rsid="000ba698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odstawy Sztucznej Inteligencji</text:p>
      <text:p text:style-name="P16">jMadNumbers</text:p>
      <text:p text:style-name="P14">Jakub Maleszewski, Łukasz Wacławski, Michał Żołyniak</text:p>
      <text:p text:style-name="P15">repozytorium: https://github.com/numerant/jMadNumbers</text:p>
      <text:list xml:id="list558921742569640839" text:style-name="WWNum1">
        <text:list-item>
          <text:h text:style-name="P18" text:outline-level="1">Decyzje projektowe</text:h>
        </text:list-item>
      </text:list>
      <text:h text:style-name="P19" text:outline-level="2">Temat projektu</text:h>
      <text:p text:style-name="P13">Celem projektu jest stworzenie sztucznej inteligencji do gry „Szalone liczby”. Jako inspirację wykorzystana zostanie gra „Mad Numbers”, możliwa do znalezienia pod adresem <text:span text:style-name="T17">http://www.kibagames.com/Game/Mad_Numbers</text:span></text:p>
      <text:h text:style-name="P27" text:outline-level="2"><text:span text:style-name="T1">Ś</text:span>rodowisko programistyczne</text:h>
      <text:p text:style-name="P12"><text:span text:style-name="T18">Projekt został napisany w języku </text:span><text:span text:style-name="T19">Java. Wykorzystano bibliotekę graficzną Swing, stanowiącą nowszą, ulepszoną wersję biblioteki AWT. Wybrane zintegrowane środowisko programistyczne stanowi Eclipse Luna. W celu łatwego zarządzania projektem wykorzystano rozproszony system kontroli wersji Git.</text:span></text:p>
      <text:h text:style-name="P28" text:outline-level="2"><text:span text:style-name="T13">W</text:span><text:span text:style-name="T10">zorzec projektowy</text:span><text:line-break/><text:span text:style-name="T7">Istotny element projektu, oprócz wyboru i implementacji stosownych algorytmów <text:s/>odpowiedzialnych za realizację sztucznej inteligencji, stanowi stworzenie aplikacji posiadającej intuicyjny, przyjazny użytkownikowi interfejs graficzny. <text:s/>Zdecydowano się na zastosowanie wzorca MVC (Moel-View-Controller), aby poprawnie zorganizować strukturę programu.</text:span></text:h>
      <text:h text:style-name="P20" text:outline-level="2">Algorytmy</text:h>
      <text:p text:style-name="P2">TODO opisać wykorzystane algorytmy</text:p>
      <text:list xml:id="list215016068625958" text:continue-numbering="true" text:style-name="WWNum1">
        <text:list-item>
          <text:h text:style-name="P18" text:outline-level="1">Instrukcja dla użytkownika</text:h>
        </text:list-item>
      </text:list>
      <text:h text:style-name="P21" text:outline-level="2">Pierwsze uruchomienie</text:h>
      <text:p text:style-name="P10"><text:span text:style-name="T18">W celu </text:span><text:span text:style-name="T20">rozpoczęcia korzystania z</text:span><text:span text:style-name="T18"> programu należy pobrać kod źródłowy dostępny w repozytorium. </text:span><text:span text:style-name="T20">Następnym krokiem jest import do środowiska programistycznego Eclipse (File/Import...). <text:line-break/>Na koniec wystarczy uruchomić aplikację (Run/Run)</text:span></text:p>
      <text:h text:style-name="P22" text:outline-level="2">Interfejs</text:h>
      <text:p text:style-name="P3">Program obsługiwany jest przy użyciu myszy komputerowej. <text:span text:style-name="T16">Okno aplikacji zawiera rozwijane menu z dwiema pozycjami: Game oraz Help. Pierwsza umożliwia rozpoczęcie gry w wybranym trybie (losowa plansza, predefiniowane wyzwania) lub wyjście z programu. Druga to infromacje na temat podstaw gry oraz programu. Centralną część zajmuje plansza gry, na której wyświetlane będą kafelki, każdy o określonej wartości punktowej. Ostatnimi elementami są liczniki punktów, odpowiednio tych zdobytycz przez sztuczną inteligencję, jak i użytkownika.</text:span></text:p>
      <text:h text:style-name="P23" text:outline-level="2">Zasady gry</text:h>
      <text:p text:style-name="P4">Celem gry jest zgromadzenie jak największej liczby punktów. <text:span text:style-name="T16">Na planszy wyświetlane są kafelki wraz z przypisaną liczbą punktów. Użytkownik wybiera w zakresie podświetlonego na zielono wiersza, a sztuczna inteligencja z aktywnej w danej chwili kolumny. Ruchy wykonywane są naprzemiennie. Po kliknięciu odpowiednia wartość zostaje dodana lub odjęta od stanu punktów </text:span><text:soft-page-break/><text:span text:style-name="T16">użytkownika.</text:span></text:p>
      <text:list xml:id="list215014900625372" text:continue-numbering="true" text:style-name="WWNum1">
        <text:list-item>
          <text:h text:style-name="P18" text:outline-level="1">Opis struktury programu</text:h>
        </text:list-item>
      </text:list>
      <text:h text:style-name="P24" text:outline-level="2"><text:span text:style-name="T9">m</text:span><text:span text:style-name="T8">odel.Model</text:span></text:h>
      <text:p text:style-name="P1">Model jest klasą odpowiedzialną za reprezentację problemu oraz logiki aplikacji. Udostępnia on zestaw metod odpowiedzialnych za organizację takich działań, jak generowanie plansz oraz tworzenie makiet, z których korzystają inne klasy</text:p>
      <text:h text:style-name="P24" text:outline-level="2"><text:span text:style-name="T9">m</text:span><text:span text:style-name="T8">odel.Board</text:span></text:h>
      <text:p text:style-name="P5">Służy do reprezentacji planszy. Jest ona dwuwymiarową tablicą obiektów kalsy BoardItem<text:line-break/>o zadanym rozmiarze, przechowuje również makiety punktów, aktywności oraz widoczności poszczególnych elementów. Udostępnia również szereg metod, pozwalających na zmianę stanu planszy w zależności od decyzji podejmowanych przez użytkownika lub sztuczną inteligencję.</text:p>
      <text:h text:style-name="P24" text:outline-level="2"><text:span text:style-name="T9">m</text:span><text:span text:style-name="T8">odel.BoardItem</text:span></text:h>
      <text:p text:style-name="P6">Podstawowy element, którego wartość generowana jest pseudolosowo. Przechowuje informacje na temat wartości punktowej, znaku, widoczności danego obiektu, a także pozwala uzyskać informację, czy w danej chwili jest on aktywny.</text:p>
      <text:h text:style-name="P24" text:outline-level="2"><text:span text:style-name="T9">m</text:span><text:span text:style-name="T8">odel.AIFactory</text:span></text:h>
      <text:p text:style-name="P7">Klasa odpowiadająca za realizację sztucznej inteligencji. Jej metody pozwalają na określenie,<text:line-break/>w oparciu o bieżący stan planszy, który element ma zostać wybrany w czasie ruchu AI. Zaimplementowano następujące algorytmy: min-max, zachłanny oraz naiwny.</text:p>
      <text:h text:style-name="P25" text:outline-level="2"><text:span text:style-name="T9">p</text:span><text:span text:style-name="T8">ackage.class</text:span></text:h>
      <text:p text:style-name="P8">description</text:p>
      <text:list xml:id="list215015455875418" text:continue-numbering="true" text:style-name="WWNum1">
        <text:list-item>
          <text:h text:style-name="P18" text:outline-level="1">Wnioski dotyczące rezultatów</text:h>
        </text:list-item>
      </text:list>
      <text:h text:style-name="P26" text:outline-level="2">Przeprowadzone symulacje</text:h>
      <text:p text:style-name="P9">Opis eksperymentów</text:p>
      <text:p text:style-name="P11"/>
      <text:h text:style-name="P26" text:outline-level="2">Rezultaty</text:h>
      <text:p text:style-name="P9">I co z nich wyni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text-align="start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Mangal" style:font-family-complex="Mangal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paragraph-properties fo:text-align="start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Mangal" style:font-family-complex="Mangal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8.8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9:20:58.649000000</meta:creation-date>
    <dc:date>2014-12-13T21:50:14.040511460</dc:date>
    <meta:editing-duration>PT39M37S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2" meta:paragraph-count="35" meta:word-count="435" meta:character-count="3588" meta:non-whitespace-character-count="3189"/>
  </office:meta>
</office:document-meta>
</file>